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imanche 20 9bre Ma bonn Amélie, j’ai ro ta lettre hir samnedi ; mais comme je suis resté une purtie de la journée au trifunat pour l’affaie du théite, elle n’a pum’êtr oeuise que tard, et parconsépuent pas assez à temps pour pouvoir de répondre dans la journée. Qaant à ma dernie, --elle a en efset élé commenscé le tumundi mais elle e él finie et mise à l pote le dinanche. Or, soit de Parie, poit d’aix, les lettres parlnt le soi, arriveni le lenemain soir, et ne sont destribuie que le surlendemain matri. veuons n mai tanant Enlontence det a lettre, mon désappointement fe p’evoue, a étl grad,; d’après votre pr séance j’avais fanit mes petit calauts, et dieue sait quelle déceptiont c’est à n’y rien compridre ; Je copotna à croire qu’il y a ue punisane supérieure qui déjoue toutis les combinaisons de cs sores de dpéculatiout."</text:p>
      <text:p text:style-name="Standard"/>
      <text:p text:style-name="Standard"/>
      <text:p text:style-name="Standard"/>
      <text:p text:style-name="Standard"/>
      <text:p text:style-name="Standard"/>
      <text:p text:style-name="Standard"/>
      <text:p text:style-name="Standard"/>
      <text:p text:style-name="Standard">"Dimanche 20 septembre Ma bonne Amélie, j’ai reçu ta lettre hier samedi ; mais comme je suis resté une partie de la journée au tribunal pour l’affaire du théâtre, elle n’a pu m’être remise que tard, et par conséquent pas assez à temps pour pouvoir te répondre dans la journée. Quant à ma dernière, --elle a en effet été commencée le lundi mais elle était finie et mise à la poste le dimanche. Or, soit de Paris, soit d’Aix, les lettres partent le soir, arrivent le lendemain soir, et ne sont distribuées que le surlendemain matin. Voyons maintenant En relisant ta lettre, mon désappointement fut grand, d’après votre première séance j’avais fait mes petits calculs, et dieu sait quelle déception c’est à n’y rien comprendre ; Je commence à croire qu’il y a une puissance supérieure qui déjoue toutes les combinaisons de ces sortes de spécula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3T20:24:23.310000000</meta:creation-date>
    <dc:date>2024-06-14T09:27:45.434000000</dc:date>
    <meta:editing-duration>PT37M4S</meta:editing-duration>
    <meta:editing-cycles>2</meta:editing-cycles>
    <meta:generator>LibreOffice/7.4.6.2$Windows_X86_64 LibreOffice_project/5b1f5509c2decdade7fda905e3e1429a67acd63d</meta:generator>
    <meta:document-statistic meta:table-count="0" meta:image-count="0" meta:object-count="0" meta:page-count="1" meta:paragraph-count="2" meta:word-count="298" meta:character-count="1684" meta:non-whitespace-character-count="1390"/>
  </office:meta>
</office:document-meta>
</file>